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officeooo:rsid="001b70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loext:rel-width-rel="paragraph" loext:rel-height-rel="paragraph" draw:ole-draw-aspect="1"/>
    </style: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Object1" text:anchor-type="paragraph" svg:width="9.4252in" style:rel-width="100%" svg:height="6.1484in" style:rel-height="100%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1b70e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8.502in" svg:y="-0.411in" svg:width="0.8in" svg:height="0.8in" draw:z-index="1"><draw:image xlink:href="Pictures/10000200000000AB000000ABFE608500EEDBEC6F.png" xlink:type="simple" xlink:show="embed" xlink:actuate="onLoad"/></draw:frame><draw:frame draw:style-name="Mfr1" draw:name="graphics1" text:anchor-type="paragraph" svg:x="0.0409in" svg:y="-0.4126in" svg:width="0.75in" svg:height="0.8in" draw:z-index="2"><draw:image xlink:href="Pictures/10000201000000EF00000100FED1FE0B0DD7CF02.png" xlink:type="simple" xlink:show="embed" xlink:actuate="onLoad"/></draw:frame> <text:s text:c="20"/>Name:<text:tab/><text:tab/><text:tab/> <text:s text:c="9"/><text:date style:data-style-name="N37" text:date-value="2018-10-18T07:42:45.625771391" text:date-adjust="PT24H00M00S">10/19/18</text:date> <text:s text:c="11"/></text:p>
      </style:header>
      <style:footer>
        <text:p text:style-name="Footer">1<text:span text:style-name="MT1">st</text:span> Nine Weeks<text:tab/> <text:s text:c="66"/><text:span text:style-name="MT2">1</text:span> /<text:page-count>1</text:page-count><text:tab/><text:tab/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7:34:15.815431133</meta:creation-date>
    <meta:editing-duration>PT31M34S</meta:editing-duration>
    <meta:editing-cycles>4</meta:editing-cycles>
    <meta:generator>LibreOffice/5.2.7.2$Linux_X86_64 LibreOffice_project/20$Build-2</meta:generator>
    <meta:print-date>2016-09-14T07:38:22.101280302</meta:print-date>
    <dc:date>2018-10-18T07:42:45.573729096</dc:date>
    <meta:document-statistic meta:table-count="0" meta:image-count="2" meta:object-count="1" meta:page-count="1" meta:paragraph-count="2" meta:word-count="7" meta:character-count="149" meta:non-whitespace-character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0" chart:origin="0" chart:reverse-direction="false" text:line-break="false" loext:try-staggering-first="true" chart:link-data-style-to-source="false" chart:axis-position="0"/>
      <style:graphic-properties svg:stroke-width="0.051cm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 svg:stroke-color="#b3b3b3"/>
    </style:style>
    <style:style style:name="ch8" style:family="chart" style:data-style-name="N0">
      <style:chart-properties chart:display-label="true" chart:logarithmic="false" chart:minimum="0" chart:maximum="12" chart:origin="0" chart:reverse-direction="false" text:line-break="false" loext:try-staggering-first="true" chart:link-data-style-to-source="false" chart:axis-position="0"/>
      <style:graphic-properties svg:stroke-width="0.051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9cm" svg:height="15.617cm" xlink:href="." xlink:type="simple" chart:class="chart:scatter" chart:style-name="ch1">
        <chart:title svg:x="9.743cm" svg:y="0.448cm" chart:style-name="ch2">
          <text:p>Acceleration vs Angle</text:p>
        </chart:title>
        <chart:subtitle svg:x="11.065cm" svg:y="1.539cm" chart:style-name="ch3">
          <text:p>For a cart</text:p>
        </chart:subtitle>
        <chart:plot-area chart:style-name="ch4" chart:data-source-has-labels="both" svg:x="1.489cm" svg:y="2.534cm" svg:width="21.972cm" svg:height="11.79cm">
          <chartooo:coordinate-region svg:x="1.925cm" svg:y="2.733cm" svg:width="21.164cm" svg:height="10.944cm"/>
          <chart:axis chart:dimension="x" chart:name="primary-x" chart:style-name="ch5" chartooo:axis-type="auto">
            <chart:title svg:x="11.571cm" svg:y="14.636cm" chart:style-name="ch6">
              <text:p>Angle (deg)</text:p>
            </chart:title>
            <chart:categories table:cell-range-address="local-table.$A$2:.$A$1"/>
            <chart:grid chart:style-name="ch7" chart:class="major"/>
          </chart:axis>
          <chart:axis chart:dimension="y" chart:name="primary-y" chart:style-name="ch8">
            <chart:title svg:x="0.451cm" svg:y="9.955cm" chart:style-name="ch9">
              <text:p>Acceleration (m/s^2)</text:p>
            </chart:title>
            <chart:grid chart:style-name="ch7" chart:class="major"/>
            <chart:grid chart:style-name="ch7" chart:class="min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